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5.85cm"/>
      <style:paragraph-properties style:writing-mode="lr-tb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4.445cm" svg:x="2.587cm" svg:y="1.952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87cm" svg:y1="2.905cm" svg:x2="8.937cm" svg:y2="2.905cm">
          <text:p/>
        </draw:line>
        <draw:frame draw:style-name="gr3" draw:text-style-name="P4" draw:layer="layout" svg:width="4.762cm" svg:height="0.962cm" svg:x="2.588cm" svg:y="1.952cm">
          <draw:text-box>
            <text:p>Main</text:p>
          </draw:text-box>
        </draw:frame>
        <draw:frame draw:style-name="gr4" draw:text-style-name="P4" draw:layer="layout" svg:width="3.635cm" svg:height="0.962cm" svg:x="2.762cm" svg:y="4.165cm">
          <draw:text-box>
            <text:p>GameLoop</text:p>
          </draw:text-box>
        </draw:frame>
        <draw:frame draw:style-name="gr4" draw:text-style-name="P4" draw:layer="layout" svg:width="3.216cm" svg:height="0.962cm" svg:x="2.686cm" svg:y="3.213cm">
          <draw:text-box>
            <text:p>Game init</text:p>
          </draw:text-box>
        </draw:frame>
        <draw:custom-shape draw:style-name="gr1" draw:text-style-name="P2" draw:layer="layout" svg:width="6.35cm" svg:height="4.445cm" svg:x="11.766cm" svg:y="1.938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95cm" svg:y1="2.905cm" svg:x2="18.145cm" svg:y2="2.905cm">
          <text:p/>
        </draw:line>
        <draw:frame draw:style-name="gr3" draw:text-style-name="P4" draw:layer="layout" svg:width="4.762cm" svg:height="0.962cm" svg:x="11.796cm" svg:y="1.952cm">
          <draw:text-box>
            <text:p>Game</text:p>
          </draw:text-box>
        </draw:frame>
        <draw:frame draw:style-name="gr3" draw:text-style-name="P4" draw:layer="layout" svg:width="5.398cm" svg:height="0.962cm" svg:x="12.112cm" svg:y="3.54cm">
          <draw:text-box>
            <text:p>initWindow()</text:p>
          </draw:text-box>
        </draw:frame>
        <draw:frame draw:style-name="gr5" draw:text-style-name="P4" draw:layer="layout" svg:width="3.81cm" svg:height="0.962cm" svg:x="12.112cm" svg:y="4.175cm">
          <draw:text-box>
            <text:p>update()</text:p>
          </draw:text-box>
        </draw:frame>
        <draw:frame draw:style-name="gr4" draw:text-style-name="P4" draw:layer="layout" svg:width="2.754cm" svg:height="0.962cm" svg:x="12.142cm" svg:y="4.722cm">
          <draw:text-box>
            <text:p>render()</text:p>
          </draw:text-box>
        </draw:frame>
        <draw:frame draw:style-name="gr6" draw:text-style-name="P4" draw:layer="layout" svg:width="5.08cm" svg:height="0.962cm" svg:x="12.112cm" svg:y="2.905cm">
          <draw:text-box>
            <text:p>initVariables()</text:p>
          </draw:text-box>
        </draw:frame>
        <draw:line draw:style-name="gr7" draw:text-style-name="P3" draw:layer="layout" svg:x1="11.795cm" svg:y1="4.175cm" svg:x2="8.937cm" svg:y2="4.1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9T16:41:22.250635562</meta:creation-date>
    <dc:date>2023-02-19T16:57:41.082659284</dc:date>
    <meta:editing-duration>PT6M11S</meta:editing-duration>
    <meta:editing-cycles>1</meta:editing-cycles>
    <meta:document-statistic meta:object-count="13"/>
    <meta:generator>LibreOffice/7.3.7.2$Linux_X86_64 LibreOffice_project/30$Build-2</meta:generator>
  </office:meta>
</office:document-meta>
</file>